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n tant qu'utilisateur, je veux pouvoir géolocaliser un essaim d'abeilles pour le signaler aux apiculteurs.</text:span></text:h>
      <text:list xml:id="list2202699487" text:style-name="L1">
        <text:list-item>
          <text:p text:style-name="P1"><text:span text:style-name="Strong_20_Emphasis">Critères d'acceptation :</text:span></text:p>
          <text:list>
            <text:list-item>
              <text:p text:style-name="P1">L'application doit demander l'autorisation de géolocalisation.</text:p>
            </text:list-item>
            <text:list-item>
              <text:p text:style-name="P1">L'utilisateur peut voir sa position sur une carte.</text:p>
            </text:list-item>
            <text:list-item>
              <text:p text:style-name="P1">Un bouton « Localiser un essaim » est disponible pour signaler l'essaim.</text:p>
            </text:list-item>
            <text:list-item>
              <text:p text:style-name="P1">L'adresse exacte est partagée avec les apiculteurs.</text:p>
            </text:list-item>
          </text:list>
        </text:list-item>
      </text:list>
      <text:h text:style-name="Heading_20_3" text:outline-level="3"><text:span text:style-name="Strong_20_Emphasis">En tant qu'apiculteur, je veux recevoir une notification lorsqu'un essaim est localisé près de chez moi.</text:span></text:h>
      <text:list xml:id="list3118848607" text:style-name="L2">
        <text:list-item>
          <text:p text:style-name="P2"><text:span text:style-name="Strong_20_Emphasis">Critères d'acceptation :</text:span></text:p>
          <text:list>
            <text:list-item>
              <text:p text:style-name="P2">L'application doit envoyer une notification à l'apiculteur lorsque un essaim est découvert à proximité.</text:p>
            </text:list-item>
            <text:list-item>
              <text:p text:style-name="P2">La notification doit inclure l'adresse exacte de l'essaim sur la carte.</text:p>
            </text:list-item>
          </text:list>
        </text:list-item>
      </text:list>
      <text:h text:style-name="Heading_20_3" text:outline-level="3"><text:span text:style-name="Strong_20_Emphasis">En tant qu'apiculteur, je veux pouvoir prendre en charge un essaim afin que personne d'autre ne puisse le récupérer.</text:span></text:h>
      <text:list xml:id="list3518698189" text:style-name="L3">
        <text:list-item>
          <text:p text:style-name="P3"><text:span text:style-name="Strong_20_Emphasis">Critères d'acceptation :</text:span></text:p>
          <text:list>
            <text:list-item>
              <text:p text:style-name="P3">L'apiculteur peut cliquer sur un bouton « Je prends en charge » pour signaler qu'il va récupérer l'essaim.</text:p>
            </text:list-item>
            <text:list-item>
              <text:p text:style-name="P3">Une fois l'option activée, l'essaim ne peut plus être pris en charge par un autre apiculteur.</text:p>
            </text:list-item>
            <text:list-item>
              <text:p text:style-name="P3">L'application montre une confirmation de la prise en charge de l'essaim.</text:p>
            </text:list-item>
          </text:list>
        </text:list-item>
      </text:list>
      <text:h text:style-name="Heading_20_3" text:outline-level="3"><text:span text:style-name="Strong_20_Emphasis">En tant qu'apiculteur, je veux pouvoir signaler que l'essaim a été récupéré afin que le système le sache.</text:span></text:h>
      <text:list xml:id="list762718189" text:style-name="L4">
        <text:list-item>
          <text:p text:style-name="P4"><text:span text:style-name="Strong_20_Emphasis">Critères d'acceptation :</text:span></text:p>
          <text:list>
            <text:list-item>
              <text:p text:style-name="P4">L'apiculteur peut cliquer sur un bouton « Essaim récupéré » pour signaler que l'essaim a été pris en charge.</text:p>
            </text:list-item>
            <text:list-item>
              <text:p text:style-name="P4">L’application envoie une confirmation aux autres utilisateurs (déclare que l’essaim a été récupéré).</text:p>
            </text:list-item>
          </text:list>
        </text:list-item>
      </text:list>
      <text:h text:style-name="Heading_20_3" text:outline-level="3"><text:span text:style-name="Strong_20_Emphasis">En tant qu'apiculteur, je veux être alerté si un essaim que j'ai pris en charge n'a pas été récupéré dans les 3 heures.</text:span></text:h>
      <text:list xml:id="list3935317285" text:style-name="L5">
        <text:list-item>
          <text:p text:style-name="P5"><text:span text:style-name="Strong_20_Emphasis">Critères d'acceptation :</text:span></text:p>
          <text:list>
            <text:list-item>
              <text:p text:style-name="P5">Si l’apiculteur n’a pas cliqué sur « Essaim récupéré » dans un délai de 3 heures, une nouvelle notification est envoyée à tous les apiculteurs.</text:p>
            </text:list-item>
            <text:list-item>
              <text:p text:style-name="P5"><text:soft-page-break/>Cette notification doit inclure l'adresse de l'essaim et une invitation à le prendre en charge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5-03-26T15:34:07.273000000</dc:date>
    <meta:editing-duration>PT5M5S</meta:editing-duration>
    <meta:editing-cycles>6</meta:editing-cycles>
    <meta:document-statistic meta:table-count="0" meta:image-count="0" meta:object-count="0" meta:page-count="2" meta:paragraph-count="23" meta:word-count="299" meta:character-count="1815" meta:non-whitespace-character-count="1557"/>
  </office:meta>
</office:document-meta>
</file>